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font-name="Noto Sans" fo:font-size="9pt" style:font-size-asian="9pt" style:font-size-complex="9pt"/>
    </style:style>
    <style:style style:name="ce3" style:family="table-cell" style:parent-style-name="Default" style:data-style-name="N109">
      <style:text-properties style:font-name="Noto Sans" fo:font-size="9pt" style:font-size-asian="9pt" style:font-size-complex="9pt"/>
    </style:style>
    <style:style style:name="ce4" style:family="table-cell" style:parent-style-name="Default" style:data-style-name="N61">
      <style:text-properties style:font-name="Noto Sans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T_0</text:p>
          </table:table-cell>
          <table:table-cell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heta/deg C</text:p>
          </table:table-cell>
          <table:table-cell office:value-type="string" calcext:value-type="string">
            <text:p>V/mV</text:p>
          </table:table-cell>
          <table:table-cell table:number-columns-repeated="1022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3" office:value-type="float" office:value="0.01" calcext:value-type="float">
            <text:p>0.010</text:p>
          </table:table-cell>
          <table:table-cell table:formula="of:=[.B4]*1000" office:value-type="float" office:value="10" calcext:value-type="float">
            <text:p>10</text:p>
          </table:table-cell>
          <table:table-cell table:style-name="ce4" table:formula="of:=POWER(([.A4]+273.15);4)-POWER(([.$B$1]+273.15);4)" office:value-type="float" office:value="7219103796.7635" calcext:value-type="float">
            <text:p>7.22E+09</text:p>
          </table:table-cell>
          <table:table-cell table:formula="of:=([.C4]-[.C14])/([.D4]-[.D14])" office:value-type="float" office:value="0.00000000177468268158404" calcext:value-type="float">
            <text:p>1.77468268158404E-09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18" calcext:value-type="float">
            <text:p>0.018</text:p>
          </table:table-cell>
          <table:table-cell table:formula="of:=[.B5]*1000" office:value-type="float" office:value="18" calcext:value-type="float">
            <text:p>18</text:p>
          </table:table-cell>
          <table:table-cell table:style-name="ce4" table:formula="of:=POWER(([.A5]+273.15);4)-POWER(([.$B$1]+273.15);4)" office:value-type="float" office:value="11053326401.2335" calcext:value-type="float">
            <text:p>1.11E+10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25" calcext:value-type="float">
            <text:p>0.025</text:p>
          </table:table-cell>
          <table:table-cell table:formula="of:=[.B6]*1000" office:value-type="float" office:value="25" calcext:value-type="float">
            <text:p>25</text:p>
          </table:table-cell>
          <table:table-cell table:style-name="ce4" table:formula="of:=POWER(([.A6]+273.15);4)-POWER(([.$B$1]+273.15);4)" office:value-type="float" office:value="18081267610.4385" calcext:value-type="float">
            <text:p>1.81E+10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52" calcext:value-type="float">
            <text:p>0.052</text:p>
          </table:table-cell>
          <table:table-cell table:formula="of:=[.B7]*1000" office:value-type="float" office:value="52" calcext:value-type="float">
            <text:p>52</text:p>
          </table:table-cell>
          <table:table-cell table:style-name="ce4" table:formula="of:=POWER(([.A7]+273.15);4)-POWER(([.$B$1]+273.15);4)" office:value-type="float" office:value="26866151982.6435" calcext:value-type="float">
            <text:p>2.69E+10</text:p>
          </table:table-cell>
          <table:table-cell table:number-columns-repeated="102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63" calcext:value-type="float">
            <text:p>0.063</text:p>
          </table:table-cell>
          <table:table-cell table:formula="of:=[.B8]*1000" office:value-type="float" office:value="63" calcext:value-type="float">
            <text:p>63</text:p>
          </table:table-cell>
          <table:table-cell table:style-name="ce4" table:formula="of:=POWER(([.A8]+273.15);4)-POWER(([.$B$1]+273.15);4)" office:value-type="float" office:value="37678940717.8485" calcext:value-type="float">
            <text:p>3.77E+10</text:p>
          </table:table-cell>
          <table:table-cell table:number-columns-repeated="1020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79" calcext:value-type="float">
            <text:p>0.079</text:p>
          </table:table-cell>
          <table:table-cell table:formula="of:=[.B9]*1000" office:value-type="float" office:value="79" calcext:value-type="float">
            <text:p>79</text:p>
          </table:table-cell>
          <table:table-cell table:style-name="ce4" table:formula="of:=POWER(([.A9]+273.15);4)-POWER(([.$B$1]+273.15);4)" office:value-type="float" office:value="46156688076.3185" calcext:value-type="float">
            <text:p>4.62E+10</text:p>
          </table:table-cell>
          <table:table-cell table:number-columns-repeated="1020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08" calcext:value-type="float">
            <text:p>0.108</text:p>
          </table:table-cell>
          <table:table-cell table:formula="of:=[.B10]*1000" office:value-type="float" office:value="108" calcext:value-type="float">
            <text:p>108</text:p>
          </table:table-cell>
          <table:table-cell table:style-name="ce4" table:formula="of:=POWER(([.A10]+273.15);4)-POWER(([.$B$1]+273.15);4)" office:value-type="float" office:value="61004253416.5235" calcext:value-type="float">
            <text:p>6.10E+10</text:p>
          </table:table-cell>
          <table:table-cell table:number-columns-repeated="1020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139" calcext:value-type="float">
            <text:p>0.139</text:p>
          </table:table-cell>
          <table:table-cell table:formula="of:=[.B11]*1000" office:value-type="float" office:value="139" calcext:value-type="float">
            <text:p>139</text:p>
          </table:table-cell>
          <table:table-cell table:style-name="ce4" table:formula="of:=POWER(([.A11]+273.15);4)-POWER(([.$B$1]+273.15);4)" office:value-type="float" office:value="78697326319.7285" calcext:value-type="float">
            <text:p>7.87E+10</text:p>
          </table:table-cell>
          <table:table-cell table:number-columns-repeated="102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174" calcext:value-type="float">
            <text:p>0.174</text:p>
          </table:table-cell>
          <table:table-cell table:formula="of:=[.B12]*1000" office:value-type="float" office:value="174" calcext:value-type="float">
            <text:p>174</text:p>
          </table:table-cell>
          <table:table-cell table:style-name="ce4" table:formula="of:=POWER(([.A12]+273.15);4)-POWER(([.$B$1]+273.15);4)" office:value-type="float" office:value="99578147985.9335" calcext:value-type="float">
            <text:p>9.96E+10</text:p>
          </table:table-cell>
          <table:table-cell table:number-columns-repeated="1020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222" calcext:value-type="float">
            <text:p>0.222</text:p>
          </table:table-cell>
          <table:table-cell table:formula="of:=[.B13]*1000" office:value-type="float" office:value="222" calcext:value-type="float">
            <text:p>222</text:p>
          </table:table-cell>
          <table:table-cell table:style-name="ce4" table:formula="of:=POWER(([.A13]+273.15);4)-POWER(([.$B$1]+273.15);4)" office:value-type="float" office:value="124008399615.139" calcext:value-type="float">
            <text:p>1.24E+11</text:p>
          </table:table-cell>
          <table:table-cell table:number-columns-repeated="1020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3" office:value-type="float" office:value="0.25" calcext:value-type="float">
            <text:p>0.250</text:p>
          </table:table-cell>
          <table:table-cell table:formula="of:=[.B14]*1000" office:value-type="float" office:value="250" calcext:value-type="float">
            <text:p>250</text:p>
          </table:table-cell>
          <table:table-cell table:style-name="ce4" table:formula="of:=POWER(([.A14]+273.15);4)-POWER(([.$B$1]+273.15);4)" office:value-type="float" office:value="142454547569.608" calcext:value-type="float">
            <text:p>1.42E+11</text:p>
          </table:table-cell>
          <table:table-cell table:number-columns-repeated="1020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">
      <number:number number:decimal-places="5" loext:min-decimal-places="5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2">0000-00-00</text:date>, <text:time style:data-style-name="N2" text:time-value="13:54:39.1936870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2T13:54:39.947427625</meta:creation-date>
    <dc:title>Noto Sans</dc:title>
    <meta:editing-duration>PT5H47M15S</meta:editing-duration>
    <meta:editing-cycles>2</meta:editing-cycles>
    <meta:generator>LibreOffice/6.4.5.2$Linux_X86_64 LibreOffice_project/40$Build-2</meta:generator>
    <meta:initial-creator>Yudong Sun</meta:initial-creator>
    <dc:date>2020-08-12T23:05:33.535288873</dc:date>
    <dc:creator>Yudong Sun</dc:creator>
    <meta:document-statistic meta:table-count="2" meta:cell-count="49" meta:object-count="0"/>
    <meta:template xlink:type="simple" xlink:actuate="onRequest" xlink:title="Noto Sans" xlink:href="../../../../../../../../../home/sunyudong/Templates/Noto%20Sans1.ots" meta:date="2020-08-12T13:54:39.239491451"/>
  </office:meta>
</office:document-meta>
</file>